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等线" svg:font-family="等线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3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6.24416666666667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7.40833333333333cm"/>
    </style:style>
    <style:style style:name="co5" style:family="table-column">
      <style:table-column-properties fo:break-before="auto" style:column-width="1.34937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2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5">
            <text:p>KD</text:p>
          </table:table-cell>
          <table:table-cell office:value-type="string" table:style-name="ce5">
            <text:p>Loom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sMaonan</text:p>
          </table:table-cell>
          <table:table-cell office:value-type="string" table:style-name="ce5">
            <text:p>Guangxi_Maonan_Hechi_BF</text:p>
          </table:table-cell>
          <table:table-cell table:number-columns-repeated="16382" table:style-name="ce4"/>
        </table:table-row>
        <table:table-row table:style-name="ro1">
          <table:table-cell office:value-type="string" table:style-name="ce5">
            <text:p>TnWuming</text:p>
          </table:table-cell>
          <table:table-cell office:value-type="string" table:style-name="ce5">
            <text:p>Guangxi_Zhuang_Binyang_BF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nLibo</text:p>
          </table:table-cell>
          <table:table-cell office:value-type="string" table:style-name="ce5">
            <text:p>Guizhou_Buyi_Libo_BF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nPanxian</text:p>
          </table:table-cell>
          <table:table-cell office:value-type="string" table:style-name="ce5">
            <text:p>Guizhou_Buyi_Xingyi_2LH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cDaxin</text:p>
          </table:table-cell>
          <table:table-cell office:value-type="string" table:style-name="ce5">
            <text:p>Guizhou_Zhuang_Jingxi_2LH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cDebao</text:p>
          </table:table-cell>
          <table:table-cell office:value-type="string" table:style-name="ce5">
            <text:p>Guizhou_Zhuang_Napo_BF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laiBaoding</text:p>
          </table:table-cell>
          <table:table-cell office:value-type="string" table:style-name="ce5">
            <text:p>Hainan_Ha_Li_FBBS</text:p>
          </table:table-cell>
          <table:table-cell table:number-columns-repeated="16382" table:style-name="ce4"/>
        </table:table-row>
        <table:table-row table:style-name="ro1">
          <table:table-cell office:value-type="string" table:style-name="ce5">
            <text:p>HlaiXifang</text:p>
          </table:table-cell>
          <table:table-cell office:value-type="string" table:style-name="ce5">
            <text:p>Hainan_Meifu_Li_FBB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laiTongza</text:p>
          </table:table-cell>
          <table:table-cell office:value-type="string" table:style-name="ce5">
            <text:p>Hainan_Qi_Li_FBB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sKamLP</text:p>
          </table:table-cell>
          <table:table-cell office:value-type="string" table:style-name="ce5">
            <text:p>Hunan_Dong_Tongdao_BF</text:p>
          </table:table-cell>
          <table:table-cell table:number-columns-repeated="16382" table:style-name="ce4"/>
        </table:table-row>
        <table:table-row table:style-name="ro1">
          <table:table-cell office:value-type="string" table:style-name="ce5">
            <text:p>TswMaguan</text:p>
          </table:table-cell>
          <table:table-cell office:value-type="string" table:style-name="ce5">
            <text:p>Lao_Tai_Xam_Nuea_2LH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swKorat</text:p>
          </table:table-cell>
          <table:table-cell office:value-type="string" table:style-name="ce5">
            <text:p>Thai_Tai_Isan_2LH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swJinping</text:p>
          </table:table-cell>
          <table:table-cell office:value-type="string" table:style-name="ce5">
            <text:p>Vietnam_Tai_Dam_2LH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swYuanjiang</text:p>
          </table:table-cell>
          <table:table-cell office:value-type="string" table:style-name="ce5">
            <text:p>Yunnan_Dai_Huayao_BF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swJinghong</text:p>
          </table:table-cell>
          <table:table-cell office:value-type="string" table:style-name="ce5">
            <text:p>Yunnan_Dai_Jinghong_BF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angzhu</text:p>
          </table:table-cell>
          <table:table-cell office:value-type="string" table:style-name="ce5">
            <text:p>Liangzhu</text:p>
          </table:table-cell>
          <table:table-cell table:number-columns-repeated="16382"/>
        </table:table-row>
        <table:table-row table:number-rows-repeated="1048559" table:style-name="ro1">
          <table:table-cell table:number-columns-repeated="16384"/>
        </table:table-row>
      </table:table>
      <table:table table:name="Feuille2" table:style-name="ta1"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Guangxi_Maonan_Hechi_BF</text:p>
          </table:table-cell>
          <table:table-cell office:value-type="string" table:style-name="ce1">
            <text:p>kd</text:p>
          </table:table-cell>
          <table:table-cell office:value-type="string" table:style-name="ce2">
            <text:p>Huanjiang</text:p>
          </table:table-cell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uangxi_Zhuang_Binyang_BF</text:p>
          </table:table-cell>
          <table:table-cell office:value-type="string" table:style-name="ce1">
            <text:p>kd</text:p>
          </table:table-cell>
          <table:table-cell office:value-type="string" table:style-name="ce2">
            <text:p>Yongbei</text:p>
          </table:table-cell>
          <table:table-cell office:value-type="string" table:style-name="ce1">
            <text:p>X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uizhou_Buyi_Libo_BF</text:p>
          </table:table-cell>
          <table:table-cell office:value-type="string" table:style-name="ce1">
            <text:p>kd</text:p>
          </table:table-cell>
          <table:table-cell office:value-type="string" table:style-name="ce1">
            <text:p>Kundi, Jiarong</text:p>
          </table:table-cell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uizhou_Buyi_Xingyi_2LH</text:p>
          </table:table-cell>
          <table:table-cell office:value-type="string" table:style-name="ce1">
            <text:p>kd</text:p>
          </table:table-cell>
          <table:table-cell table:style-name="ce1"/>
          <table:table-cell office:value-type="string" table:style-name="ce1">
            <text:p>X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uizhou_Zhuang_Jingxi_2LH</text:p>
          </table:table-cell>
          <table:table-cell office:value-type="string" table:style-name="ce1">
            <text:p>kd</text:p>
          </table:table-cell>
          <table:table-cell office:value-type="string" table:style-name="ce2">
            <text:p>Yongnan</text:p>
          </table:table-cell>
          <table:table-cell office:value-type="string" table:style-name="ce1">
            <text:p>XX</text:p>
          </table:table-cell>
          <table:table-cell office:value-type="string" table:style-name="ce1">
            <text:p>Guangx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uizhou_Zhuang_Napo_BF</text:p>
          </table:table-cell>
          <table:table-cell office:value-type="string" table:style-name="ce1">
            <text:p>kd</text:p>
          </table:table-cell>
          <table:table-cell table:style-name="ce1"/>
          <table:table-cell office:value-type="string" table:style-name="ce1">
            <text:p>XX</text:p>
          </table:table-cell>
          <table:table-cell office:value-type="string" table:style-name="ce1">
            <text:p>Guangx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inan_Ha_Li_FBBS</text:p>
          </table:table-cell>
          <table:table-cell office:value-type="string" table:style-name="ce1">
            <text:p>kd</text:p>
          </table:table-cell>
          <table:table-cell office:value-type="string" table:style-name="ce2">
            <text:p>Ledong</text:p>
          </table:table-cell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ainan_Meifu_Li_FBBS</text:p>
          </table:table-cell>
          <table:table-cell office:value-type="string" table:style-name="ce1">
            <text:p>kd</text:p>
          </table:table-cell>
          <table:table-cell office:value-type="string" table:style-name="ce2">
            <text:p>Donghezhen</text:p>
          </table:table-cell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ainan_Qi_Li_FBBS</text:p>
          </table:table-cell>
          <table:table-cell office:value-type="string" table:style-name="ce1">
            <text:p>kd</text:p>
          </table:table-cell>
          <table:table-cell office:value-type="string" table:style-name="ce2">
            <text:p>Shuimianqiao</text:p>
          </table:table-cell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Hunan_Dong_Tongdao_BF</text:p>
          </table:table-cell>
          <table:table-cell office:value-type="string" table:style-name="ce1">
            <text:p>kd</text:p>
          </table:table-cell>
          <table:table-cell office:value-type="string" table:style-name="ce2">
            <text:p>Zhuanshui, Boyang Nanmen</text:p>
          </table:table-cell>
          <table:table-cell office:value-type="string" table:style-name="ce1">
            <text:p>X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ao_Tai_Xam_Nuea_2LH</text:p>
          </table:table-cell>
          <table:table-cell office:value-type="string" table:style-name="ce1">
            <text:p>kd</text:p>
          </table:table-cell>
          <table:table-cell office:value-type="string" table:style-name="ce3">
            <text:p>Tai Daeng</text:p>
          </table:table-cell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hai_Tai_Isan_2LH</text:p>
          </table:table-cell>
          <table:table-cell office:value-type="string" table:style-name="ce1">
            <text:p>kd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hai_Tai_Yuan_2LH</text:p>
          </table:table-cell>
          <table:table-cell office:value-type="string" table:style-name="ce1">
            <text:p>k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ietnam_Tai_1H_FL</text:p>
          </table:table-cell>
          <table:table-cell office:value-type="string" table:style-name="ce1">
            <text:p>kd</text:p>
          </table:table-cell>
          <table:table-cell office:value-type="string" table:style-name="ce2">
            <text:p>Tai Da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ietnam_Tai_Dam_2LH</text:p>
          </table:table-cell>
          <table:table-cell office:value-type="string" table:style-name="ce1">
            <text:p>kd</text:p>
          </table:table-cell>
          <table:table-cell office:value-type="string" table:style-name="ce2">
            <text:p>Tai Dam</text:p>
          </table:table-cell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Yunnan_Dai_Huayao_BF</text:p>
          </table:table-cell>
          <table:table-cell office:value-type="string" table:style-name="ce1">
            <text:p>kd</text:p>
          </table:table-cell>
          <table:table-cell office:value-type="string" table:style-name="ce1">
            <text:p>Tai ya</text:p>
          </table:table-cell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Yunnan_Dai_Jinghong_BF</text:p>
          </table:table-cell>
          <table:table-cell office:value-type="string" table:style-name="ce1">
            <text:p>kd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inu_B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or_Boka_Besi_B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sho_Chin_B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ali_Geringsing_B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ali_Karangsem_B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ambodia_Kei_thbanh_2L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lpo_B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lores_Ili_Mandiri_B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lores_Sikka_B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lores_West_B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uangxi_Hong_Yao_Longji_B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uizhouYaoshan_Baiku_Yao_2L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uizhou_Miao_Antai_B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uizhou_Miao_Bakai_B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uizhou_Miao_Geyi_B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uizhou_Miao_Huishui_B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izhou_Miao_Panxian_B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izhou_Miao_Shidong_B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izhou_Miao_Xijiang_2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izhou_Miao_Zhaox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izhou_Miao_Zhouxi_2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gzhou_4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gzhou_GD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gzhou_LD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nan_Tujia_Longshan_B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nan_Yao_Jianghua_B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ban_Kalimantan_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ia_Apatani_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ia_Konyak_Naga_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ia_Yongkham_2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pan_Maebashi_B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rea_Hansan_B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os_Katu_FB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ata_Atadei_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ata_Lamalera_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angzhu_FB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mbok_Bayan_Belek_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kassar_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ysia_Terengganu_2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ronesia_Solomon_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ronesia_Yap_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pal_Anapurna_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pal_Chitre_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pal_Sherpa_Trestle_2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tar_Baranusa_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ils_Bagobo_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ils_Blaan_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ils_Igorot_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ils_Tboli_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ils_Yakan_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ls_Mandaya_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nxi_Dingcun_B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chuan_Stepping_St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awesi_Toraja_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atra_Palembang_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atra_Type_II_2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atra_Type_I_2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bawa_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iwan_Atayal_FB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iwan_Yami_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nate_Selatan_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ailand_Karen_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ailand_North_Miao_B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bet_Ladak_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bet_Trestle_2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or_Atoni_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or_Tetun_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ba_Batak_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etnam_Pa_Then_B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ahau_Chin_BS</text:p>
          </table:table-cell>
          <table:table-cell table:number-columns-repeated="16383"/>
        </table:table-row>
        <table:table-row table:number-rows-repeated="1048489" table:style-name="ro1">
          <table:table-cell table:number-columns-repeated="16384"/>
        </table:table-row>
      </table:table>
      <table:database-ranges>
        <table:database-range table:target-range-address="Feuille1.A3:Feuille1.AMG1048576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等线" svg:font-family="等线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 number:language="fr" number:country="FR">
      <number:number number:min-integer-digits="1"/>
    </number:number-style>
    <number:currency-style style:name="N37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等线" style:font-name-asian="等线" style:font-name-complex="等线" fo:font-size="11pt" style:font-size-asian="11pt" style:font-size-complex="11pt" style:font-family-generic="scri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916</meta:generator>
    <dc:creator>Emma Kopp</dc:creator>
    <meta:creation-date>2023-11-28T14:30:52Z</meta:creation-date>
    <dc:date>2024-10-03T15:27:53Z</dc:date>
    <meta:editing-cycles>37</meta:editing-cycles>
    <meta:editing-duration>PT6788S</meta:editing-duration>
  </office:meta>
</office:document-meta>
</file>